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writing-mode="rl-tb"/>
      <style:text-properties officeooo:paragraph-rsid="001a7eee"/>
    </style:style>
    <style:style style:name="P2" style:family="paragraph" style:parent-style-name="Heading_20_1">
      <style:text-properties officeooo:paragraph-rsid="001a7eee"/>
    </style:style>
    <style:style style:name="P3" style:family="paragraph" style:parent-style-name="Standard">
      <style:paragraph-properties fo:text-align="justify" style:justify-single-word="false" style:writing-mode="rl-tb"/>
      <style:text-properties officeooo:paragraph-rsid="001a7eee"/>
    </style:style>
    <style:style style:name="T1" style:family="text">
      <style:text-properties style:font-name="AALMAGHRIBI" fo:font-size="26pt" fo:language="en" fo:country="US" style:font-name-asian="Times New Roman" style:font-size-asian="26pt" style:font-name-complex="AALMAGHRIBI1" style:font-size-complex="26pt"/>
    </style:style>
    <style:style style:name="T2" style:family="text">
      <style:text-properties fo:color="#c00000" loext:opacity="100%"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4"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p>
      <text:h text:style-name="P2" text:outline-level="1"><text:bookmark-start text:name="__DdeLink__51260_1180529564"/><text:span text:style-name="Titre_20_1_20_Car">[</text:span>سُورَةُ إِبْرَاهِيمَ]<text:bookmark-end text:name="__DdeLink__51260_1180529564"/></text:h>
      <text:p text:style-name="P3" loext:marker-style-name="T1"><text:bookmark-start text:name="__DdeLink__51267_1180529564"/><text:span text:style-name="T1">®</text:span><text:bookmark-end text:name="__DdeLink__51267_1180529564"/><text:span text:style-name="T1"> </text:span><text:span text:style-name="T2">بِسْمِ </text:span><text:span text:style-name="T3">۱</text:span><text:span text:style-name="T2">للَّهِ </text:span><text:span text:style-name="T3">۱</text:span><text:span text:style-name="T2">لرَّحْمَـٰنِ </text:span><text:span text:style-name="T3">۱</text:span><text:span text:style-name="T2">لرَّحِيمِ </text:span><text:bookmark-start text:name="__DdeLink__51269_1180529564"/><text:span text:style-name="T1">أَلَٓرۭؐ كِتَـٰــب٘ اَنزَلْنَـٰهُ إِلَيْــكَ ڤِتُخْرۣجَ </text:span><text:span text:style-name="T4">۰</text:span><text:span text:style-name="T1">لنَّاسسسَ مِـنَ </text:span><text:span text:style-name="T4">۰</text:span><text:span text:style-name="T1">لظُّلُمَـٰــتِ إِلَي </text:span><text:span text:style-name="T4">۰</text:span><text:span text:style-name="T1">لنُّورۣ </text:span><text:span text:style-name="T2">(1)</text:span><text:span text:style-name="T1"> بِإِذْنِ رَبِّهِمُ; إِلَيٰ صِرَ؛طِ </text:span><text:span text:style-name="T4">۱</text:span><text:span text:style-name="T1">لْعَزۣيزۣ </text:span><text:span text:style-name="T4">۱</text:span><text:span text:style-name="T1">لْحَمِيدِؐ </text:span><text:span text:style-name="T2">(2)</text:span><text:span text:style-name="T1"> </text:span><text:span text:style-name="T4">۱</text:span><text:span text:style-name="T1">للَّهُ </text:span><text:span text:style-name="T4">۴ﻟ﮲</text:span><text:span text:style-name="T1"> لَهُ„ مَا فِى </text:span><text:span text:style-name="T4">۱</text:span><text:span text:style-name="T1">لسَّمَـٰوَ؛تتتِ وَمَا فِى </text:span><text:span text:style-name="T4">۱</text:span><text:span text:style-name="T1">لاَرْضِؐ وَوَيْلٌ لِّلْكۭـٰفِـرۣيــنَ مِـنْ عَذَابٍ شَدِيدٖؐ </text:span><text:span text:style-name="T2">(3)</text:span><text:span text:style-name="T1"> </text:span><text:span text:style-name="T4">۱</text:span><text:span text:style-name="T1">لذِيــنَ يَسْتَحِبُّونَ </text:span><text:span text:style-name="T4">۰</text:span><text:span text:style-name="T1">لْحَيَوٰةَ </text:span><text:span text:style-name="T4">۰</text:span><text:span text:style-name="T1">لدُّنْيۭا عَلَــي </text:span><text:span text:style-name="T4">۰</text:span><text:span text:style-name="T1">لاَخِرَةِ وَيَصُدُّونَ عَــن سَبِيـلِ </text:span><text:span text:style-name="T4">۱</text:span><text:span text:style-name="T1">للَّهِ وَيَبْغُونَهَا عِوَجاٗ </text:span><text:span text:style-name="T4">۷</text:span><text:span text:style-name="T1">وْلَئِــكَ فِى ضَچَلٙ بَعِيدٍؐ </text:span><text:span text:style-name="T2">(4)</text:span><text:span text:style-name="T1"> وَمَآ أَرْسَلْنَا مِن رَّسُولٖ اِلاَّ بِلِسَانِ قَوْمِهِ” لِيُبَيِّــنَ لَهُمْؐ فَيُضِــلُّ </text:span><text:span text:style-name="T4">۴</text:span><text:span text:style-name="T1">للَّهُ مَنْ يَّشَآءُ وَيَهْدِى مَـنْ يَّشَآءُؐ وَهُوَ </text:span><text:span text:style-name="T4">۰</text:span><text:span text:style-name="T1">لْعَزۣيزُ </text:span><text:span text:style-name="T4">۴</text:span><text:span text:style-name="T1">لْحَكِيمُؐ </text:span><text:span text:style-name="T2">(5)</text:span><text:span text:style-name="T1"> وَلَقَدَ اَرْسَلْنَا مُوسۭــيٰ بِـَٔايَـٰتِنَآ أَنَ اَخْرۣجْ قَوْمَكَ مِنَ </text:span><text:span text:style-name="T4">۰</text:span><text:span text:style-name="T1">لظُّلُمَـٰــتِ إِلَي </text:span><text:span text:style-name="T4">۰</text:span><text:span text:style-name="T1">لنُّورۣ </text:span><text:span text:style-name="T2">(6)</text:span><text:span text:style-name="T1"> وَذَكِّرْهُم بِأَييَّـٰمِ </text:span><text:span text:style-name="T4">۱</text:span><text:span text:style-name="T1">للَّهِؐ إِنَّ فِى ذَ؛لِــكَ ءَلاَيَـٰــتٍ لِّكُــلّۣ صَبّۭارٍ شَكُورٍؐ </text:span><text:span text:style-name="T2">(7)</text:span><text:span text:style-name="T1"> وَإِذْ قَالَ مُوسۭيٰ لِقَوْمِهِ </text:span><text:span text:style-name="T4">۹</text:span><text:span text:style-name="T1">ذْكُرُواْ نِعْمَةَ </text:span><text:span text:style-name="T4">۰</text:span><text:span text:style-name="T1">للَّهِ عَلَيْكُمُ; إِذَ اَنجۭيٰكُم مِّــنَ —الِ فِرْعَوْنَ يَسُومُونَكُمْ سُوٓءَ </text:span><text:span text:style-name="T4">۰</text:span><text:span text:style-name="T1">لْعَذَابِ وَيُذَبِّحُونَ أَبْنَآءَكُمْ وَيَسْتَحْيُونَ نِسَآءَكُمْؐ وَفِى ذَ؛لِكُم بَلآَءٌ مِّن رَّبِّكُمْ عَظِيمٌؐ </text:span><text:span text:style-name="T2">(8)</text:span><text:span text:style-name="T1"> وَإِذْ تَأَذَّنَ رَبُّكُمْ لَـئِــن شَكَرْتُمْ لَأَزۣيدَنَّكُمْ وَلَـئِـن كَفَرْتُمُ; إِنَّ عَذَابِى لَشَدِيدٌؐ </text:span><text:span text:style-name="T2">(9)</text:span><text:span text:style-name="T1"> وَقَالَ مُوسۭيٰٓ إِن تَكْفُرُوٓاْ أَنتُمْ وَمَـن فِى </text:span><text:span text:style-name="T4">۱</text:span><text:span text:style-name="T1">لاَرْضضضِ جَمِيعاً فَإِنننَّ </text:span><text:span text:style-name="T4">۰</text:span><text:span text:style-name="T1">للَّهَ لَغَنِــيّﹲ حَمِيد٘ؐ </text:span><text:span text:style-name="T2">(10)</text:span><text:span text:style-name="T1"> اَلَمْ يَاتِكُمْ نَبَؤُاْ </text:span><text:span text:style-name="T4">۴</text:span><text:span text:style-name="T1">لذِيــنَ مِـن قَبْلِكُمْ قَوْمِ نُوحٍ وَعَادٍ وَثَمُودَ </text:span><text:span text:style-name="T2">(11) </text:span><text:span text:style-name="T1">وَالذِيــنَ مِنۢ بَعْدِهِمْؐ لاَ يَعْلَمُهُمُ; إِلاَّ </text:span><text:span text:style-name="T4">۰</text:span><text:span text:style-name="T1">للَّهُؐ جَآءَتْهُمْ رُسُلُهُم بِالْبَيِّنَـٰــتِ فَرَدُّوٓاْ أَيْدِيَهُمْ فِىٓ أَفْوَ؛هِهِمْ وَقَالُوٓاْ إِنَّا كَفَرْنَا بِمَآ ٱُرْسِلْتُم </text:span><text:soft-page-break/><text:span text:style-name="T1">بِهِ” وَإِنَّا لَفِى شَــكٍّ مِّمَّا تَدْعُونَنَآ إِلَيْهِ مُرۣيــبٍؐ </text:span><text:span text:style-name="T2">(12)</text:span><text:span text:style-name="T1"> ¥ قَالَــتْ رُسُلُهُمُ; أَفِى </text:span><text:span text:style-name="T4">۱</text:span><text:span text:style-name="T1">للَّهِ شَــكٌّ فَاطِرۣ </text:span><text:span text:style-name="T4">۱</text:span><text:span text:style-name="T1">لسَّمَـٰوَ؛تتتِ وَالاَرْضضضِ يَدْعُوكُمْ لِيَغْفِرَ لَكُم مِّن ذُنُوبِكُمْ وَيُوَ۬خِّرَكُمُ; إِلَيٰٓ أَجَــلٍ مُّسَمّــيًؐ قَالُوٓاْ إِنَ اَنتُمُ; إِلاَّ بَشَرٌ مِّثْلُنَا تُرۣيدُونَ أَن تَصُدُّونَا عَمَّا كَانَ يَعْبُدُ ءَابَآؤُنَا فَاتُونَا بِسُلْطَـٰنٍ مُّبِينٍؐ </text:span><text:span text:style-name="T2">(13)</text:span><text:span text:style-name="T1"> قَالَــتْ لَهُمْ رُسُلُهُمُ; إِن نَّحْـنُ إِلاَّ بَشَرٌ مِّثْلُكُمْ وَچَكِنَّ </text:span><text:span text:style-name="T4">۰</text:span><text:span text:style-name="T1">للَّهَ يَمُــنُّ عَلَيٰ مَنْ يَّشَآءُ مِنْ عِبَادِهِؐ” وَمَا كَانَ لَنَآ أَن نَّاتِيَكُم بِسُلْطَـٰــنٖ اِلاَّ بِإِذْنِ </text:span><text:span text:style-name="T4">۱</text:span><text:span text:style-name="T1">للَّهِؐ وَعَلَــي </text:span><text:span text:style-name="T4">۰</text:span><text:span text:style-name="T1">للَّهِ فَلْيَتَوَكَّلِ </text:span><text:span text:style-name="T4">۱</text:span><text:span text:style-name="T1">لْمُومِنُونَؐ </text:span><text:span text:style-name="T2">(14)</text:span><text:span text:style-name="T1"> وَمَا لَنَآ أَلاَّ نَتَوَكَّــلَ عَلَــي </text:span><text:span text:style-name="T4">۰</text:span><text:span text:style-name="T1">للَّهِ وَقَدْ هَدۭيٰنَا سُبُلَنَاؐ وَلَنَصْبِرَنَّ عَلَــيٰ مَآ ءَاذَيْتُمُونَاؐ وَعَلَــي </text:span><text:span text:style-name="T4">۰</text:span><text:span text:style-name="T1">للَّهِ فَلْيَتَوَكَّلِ </text:span><text:span text:style-name="T4">۱</text:span><text:span text:style-name="T1">لْمُتَوَكِّلُونَؐ </text:span><text:span text:style-name="T2">(15)</text:span><text:span text:style-name="T1"> وَقَالَ </text:span><text:span text:style-name="T4">۰</text:span><text:span text:style-name="T1">لذِيــنَ كَفَرُواْ لِرُسُلِهِمْ ڤَنُخْرۣجَنَّكُم مِّنَ اَرْضِنَآ أَوْ لَتَعُودُنَّ فِى مِلَّتِنَاؐ فَأَوْحۭيٰٓ إِلَيْهِمْ رَبُّهُمْ لَنُهْلِكَــنَّ </text:span><text:span text:style-name="T4">۰</text:span><text:span text:style-name="T1">لظَّـٰلِمِينَ </text:span><text:span text:style-name="T2">(16)</text:span><text:span text:style-name="T1"> وَلَنُسْكِنَنَّكُمُ </text:span><text:span text:style-name="T4">۴</text:span><text:span text:style-name="T1">لاَرْضَ مِنۢ بَعْدِهِمْؐ ذَ؛لِــكَ لِمَــنْ خَافَ مَقَامِى وَخَافَ وَعِيدِؐ” </text:span><text:span text:style-name="T2">(17)</text:span><text:span text:style-name="T1"> وَاسْتَفْتَحُواْؐ وَخَابَ كُلُّ جَبّۭار۫ عَنِيدٍ </text:span><text:span text:style-name="T2">(18)</text:span><text:span text:style-name="T1"> مِّنْ وَّرَآئِهِ” جَهَنَّمُ وَيُسْقۭيٰ مِــن مَّآءٍ صَدِيدٍ </text:span><text:span text:style-name="T2">(19)</text:span><text:span text:style-name="T1"> يَتَجَرَّعُهُ„ وَلاَ يَكَادُ يُسِيغُهُ„ وَيَاتِيهِ </text:span><text:span text:style-name="T4">۱</text:span><text:span text:style-name="T1">لْمَوْتتتُ مِن كُــلّۣ مَكَانٍ وَمَا هُوَ بِمَيِّــتٍ وَمِنْ وَّرَآئِهِ” عَذَاببب٘ غَلِيظٌؐ </text:span><text:span text:style-name="T2">(20)</text:span><text:span text:style-name="T1"> مَّثَلُ </text:span><text:span text:style-name="T4">۴</text:span><text:span text:style-name="T1">لذِيــنَ كَفَرُواْ بِرَبِّهِمُؐ; أَعْمَـٰلُهُمْ كَرَمَادٖ 'شْتَدَّتْ بِهِ </text:span><text:span text:style-name="T4">۱</text:span><text:span text:style-name="T1">لرّۣيَـٰحُ فِى يَوْمٖ عَاصِفٍ لاَّ يَقْدِرُونَ مِمَّا كَسَبُواْ عَلَيٰ شَيْءٍؐ ذَ؛لِــكَ هُوَ </text:span><text:span text:style-name="T4">۰</text:span><text:span text:style-name="T1">لضَّچَـلُ </text:span><text:span text:style-name="T4">۴</text:span><text:span text:style-name="T1">لْبَعِيدُؐ </text:span><text:span text:style-name="T2">(21)</text:span><text:span text:style-name="T1"> ® أَلَمْ تَرَ أَنننَّ </text:span><text:span text:style-name="T4">۰</text:span><text:span text:style-name="T1">للَّهَ خَلَقَ </text:span><text:span text:style-name="T4">۰</text:span><text:span text:style-name="T1">لسَّمَـٰوَ؛تتتِ وَالاَرْضضضَ بِالْحَـقﱢّؐ إِنْ يَّشَأْ يُذْهِبْكُمْ وَيَاتِ بِخَلْقٍ جَدِيدٍؐ وَمَا ذَ؛لِــكَ عَلَــي </text:span><text:span text:style-name="T4">۰</text:span><text:span text:style-name="T1">للَّهِ بِعَزۣيزٍؐ </text:span><text:span text:style-name="T2">(22)</text:span><text:span text:style-name="T1"> وَبَرَزُواْ لِلهِ جَمِيعاً فَقَالَ </text:span><text:span text:style-name="T4">۰</text:span><text:span text:style-name="T1">لضُّعَفَـٰٓؤُاْ لِلذِيــنَ "سْتَكْبَرُوٓاْ إِنَّا كُنَّا </text:span><text:soft-page-break/><text:span text:style-name="T1">لَكُمْ تَبَعاً فَهَلَ اَنتُم مُّغْنُونَ عَنَّا مِــنْ عَذَابِ </text:span><text:span text:style-name="T4">۱</text:span><text:span text:style-name="T1">للَّهِ مِن شَيْءٍؐ قَالُواْ لَوْ هَدۭيٰنَا </text:span><text:span text:style-name="T4">۰</text:span><text:span text:style-name="T1">للَّهُ لَهَدَيْنَـٰكُمْؐ سَوَآء٘ عَلَيْنَآ أَجَزۣعْنَآ أَمْ صَبَرْنَا مَا لَنَا مِن مَّحِيـصٍؐ </text:span><text:span text:style-name="T2">(23)</text:span><text:span text:style-name="T1"> وَقَالَ </text:span><text:span text:style-name="T4">۰</text:span><text:span text:style-name="T1">لشَّيْطَـٰنُ لَمَّا قُضِــيَ </text:span><text:span text:style-name="T4">۰</text:span><text:span text:style-name="T1">لاَمْرُ إِنَّ </text:span><text:span text:style-name="T4">۰</text:span><text:span text:style-name="T1">للَّهَ وَعَدَكُمْ وَعْدَ </text:span><text:span text:style-name="T4">۰</text:span><text:span text:style-name="T1">لْحَقِّ وَوَعَدتُّكُمْ فَأَخْلَفْتُكُمْ وَمَا كَانَ لِى عَلَيْكُم مِّــن سُلْطَـٰــن۫ اِلٓاَّ أَن دَعَوْتُكُمْ فَاسْتَجَبْتُمْ لِى فَلاَ تَلُومُونِى وَلُومُوٓاْ أَنفُسَكُم مَّآ أَنَا بِمُصْرۣخِكُمْ وَمَآ أَنتُم بِمُصْرۣخِيَّ إِنِّى كَفَرْتتتُ بِمَآ أَشْرَكْتُمُونِ مِــن قَبْلُؐ إِنننَّ </text:span><text:span text:style-name="T4">۰</text:span><text:span text:style-name="T1">لظَّـٰلِمِيــنَ لَهُمْ عَذَاب٘ اَلِيمٌؐ </text:span><text:span text:style-name="T2">(24)</text:span><text:span text:style-name="T1"> وَٱُدْخِلَ </text:span><text:span text:style-name="T4">۰</text:span><text:span text:style-name="T1">لذِيــنَ ءَامَنُواْ وَعَمِلُواْ </text:span><text:span text:style-name="T4">۴</text:span><text:span text:style-name="T1">ڤصَّـٰڤِحَـٰـــتِ جَنَّـٰـــتٍ تَجْرۣى مِــن تَحْتِهَا </text:span><text:span text:style-name="T4">۰</text:span><text:span text:style-name="T1">لاَنْهَـٰرُ خَـٰلِدِينَ فِيهَا بِإِذْنِ رَبِّهِمْؐ تَحِيَّتُهُمْ فِيهَا سَچَم٘ؐ </text:span><text:span text:style-name="T2">(25)</text:span><text:span text:style-name="T1"> اَلَمْ تَرَ كَيْفَ ضَرَبَ </text:span><text:span text:style-name="T4">۰</text:span><text:span text:style-name="T1">للَّهُ مَثَلًا كَلِمَةً طَيِّبَةً كَشَجَرَةٍ طَيِّبَةٖ اَصْلُهَا ثَابِــتٌ وَفَرْعُهَا فِى </text:span><text:span text:style-name="T4">۱</text:span><text:span text:style-name="T1">لسَّمَآءِ </text:span><text:span text:style-name="T2">(26)</text:span><text:span text:style-name="T1"> تُوتِىٓ ٱُكْلَهَا كُلَّ حِينٙ بِإِذْنِ رَبِّهَاؐ وَيَضْرۣبُ </text:span><text:span text:style-name="T4">۴</text:span><text:span text:style-name="T1">للَّهُ </text:span><text:span text:style-name="T4">۴</text:span><text:span text:style-name="T1">لاَمْثَالَ لِلنَّاسسسِ لَعَلَّهُمْ يَتَذَكَّرُونَؐ </text:span><text:span text:style-name="T2">(27)</text:span><text:span text:style-name="T1"> وَمَثَــلُ كَلِمَةٖ خَبِيثَةٍ كَشَجَرَةٖ خَبِيثَةٖ </text:span><text:span text:style-name="T4">۶</text:span><text:span text:style-name="T1">جْتُثَّــتْ مِن فَوْقِ </text:span><text:span text:style-name="T4">۱</text:span><text:span text:style-name="T1">لاَرْضضضِ مَا لَهَا مِن قَرۭارٍؐ </text:span><text:span text:style-name="T2">(28)</text:span><text:span text:style-name="T1"> يُثَبِّــتُ </text:span><text:span text:style-name="T4">۴</text:span><text:span text:style-name="T1">للَّهُ </text:span><text:span text:style-name="T4">۴</text:span><text:span text:style-name="T1">لذِيــنَ ءَامَنُواْ بِالْقَوْلِ </text:span><text:span text:style-name="T4">۱</text:span><text:span text:style-name="T1">لثَّابِــتِ فِى </text:span><text:span text:style-name="T4">۱</text:span><text:span text:style-name="T1">لْحَيَوٰةِ </text:span><text:span text:style-name="T4">۱</text:span><text:span text:style-name="T1">لدُّنْيۭا وَفِى </text:span><text:span text:style-name="T4">۱</text:span><text:span text:style-name="T1">لاَخِرَةِؐ وَيُضِــلُّ </text:span><text:span text:style-name="T4">۴</text:span><text:span text:style-name="T1">للَّهُ </text:span><text:span text:style-name="T4">۴</text:span><text:span text:style-name="T1">لظَّـٰلِمِينَؐ وَيَفْعَــلُ </text:span><text:span text:style-name="T4">۴</text:span><text:span text:style-name="T1">للَّهُ مَا يَشَآءُؐ </text:span><text:span text:style-name="T2">(29)</text:span><text:span text:style-name="T1"> © اَ۬لَمْ تَرَ إِلَــي </text:span><text:span text:style-name="T4">۰</text:span><text:span text:style-name="T1">لذِيــنَ بَدَّلُواْ نِعْمَــتَ </text:span><text:span text:style-name="T4">۰</text:span><text:span text:style-name="T1">للَّهِ كُفْراً وَأَحَلُّواْ قَوْمَهُمْ دَارَ </text:span><text:span text:style-name="T4">۰</text:span><text:span text:style-name="T1">لْبَوۭارۣ </text:span><text:span text:style-name="T2">(30)</text:span><text:span text:style-name="T1"> جَهَنَّمَ يَصْلَوْنَهَاؐ وَبِيسَ </text:span><text:span text:style-name="T4">۰</text:span><text:span text:style-name="T1">لْقَرَارُؐ </text:span><text:span text:style-name="T2">(31)</text:span><text:span text:style-name="T1"> وَجَعَلُواْ لِلهِ أَندَاداً لِّيُضِلُّواْ عَــن سَبِيلِهِؐ” قُــلْ تَمَتَّعُواْ فَإِنننَّ مَصِيرَكُمُ; إِلَي </text:span><text:span text:style-name="T4">۰</text:span><text:span text:style-name="T1">لنّۭارۣؐ </text:span><text:span text:style-name="T2">(32)</text:span><text:span text:style-name="T1"> قُل لِّعِبَادِيَ </text:span><text:span text:style-name="T4">۰</text:span><text:span text:style-name="T1">لذِيــنَ ءَامَنُواْ يُقِيمُواْ </text:span><text:span text:style-name="T4">۴</text:span><text:span text:style-name="T1">لصَّلَوٰةَ وَيُنفِقُواْ مِمَّا رَزَقْنَـٰهُمْ سِرّاً وَعَچَنِيَةً مِّــن قَبْلِ أَنْ يَّاتِيَ يَوْمٌ لاَّ بَيْعٌ فِيهِ </text:span><text:soft-page-break/><text:span text:style-name="T1">وَلاَ خِچَل٘ؐ </text:span><text:span text:style-name="T2">(33)</text:span><text:span text:style-name="T1"> </text:span><text:span text:style-name="T4">۱</text:span><text:span text:style-name="T1">للَّهُ </text:span><text:span text:style-name="T4">۴ﻟ﮲</text:span><text:span text:style-name="T1"> خَلَــقَ </text:span><text:span text:style-name="T4">۰</text:span><text:span text:style-name="T1">لسَّمَـٰوَ؛تِ وَالاَرْضَ وَأَنزَلَ مِــنَ </text:span><text:span text:style-name="T4">۰</text:span><text:span text:style-name="T1">لسَّمَآءِ مَآءً فَأَخْرَجَ بِهِ” مِنَ </text:span><text:span text:style-name="T4">۰</text:span><text:span text:style-name="T1">لثَّمَرَ؛تتتِ رۣزْقاً لَّكُمْؐ وَسَخَّرَ لَكُمُ </text:span><text:span text:style-name="T4">۴</text:span><text:span text:style-name="T1">لْفُلْــكَ ڤِتَجْرۣيَ فِى </text:span><text:span text:style-name="T4">۱</text:span><text:span text:style-name="T1">ڤْبَحْرۣ بِأَمْرۣهِؐ” وَسَخَّرَ لَكُمُ </text:span><text:span text:style-name="T4">۴</text:span><text:span text:style-name="T1">لاَنْهَـٰرَؐ </text:span><text:span text:style-name="T2">(34)</text:span><text:span text:style-name="T1"> وَسَخَّرَ لَكُمُ </text:span><text:span text:style-name="T4">۴</text:span><text:span text:style-name="T1">لشَّمْسَ وَالْقَمَرَ دَآئِبَيْنِؐ وَسَخَّرَ لَكُمُ </text:span><text:span text:style-name="T4">۴</text:span><text:span text:style-name="T1">ليْلَ وَالنَّهَارَؐ </text:span><text:span text:style-name="T2">(35)</text:span><text:span text:style-name="T1"> وَءَاتۭيٰكُم مِّن كُــلّۣ مَا سَأَلْتُمُوهُؐ وَإِن تَعُدُّواْ نِعْمَتَ </text:span><text:span text:style-name="T4">۰</text:span><text:span text:style-name="T1">للَّهِ لاَ تُحْصُوهَآؐ إِنَّ </text:span><text:span text:style-name="T4">۰</text:span><text:span text:style-name="T1">لِانسَـٰــنَ لَظَلُومٌ كَفَّارٌؐ </text:span><text:span text:style-name="T2">(36)</text:span><text:span text:style-name="T1"> وَإِذْ قَالَ إِبْرَ؛هِيمُ رَبببِّ 'جْعَــلْ هَـٰذَا </text:span><text:span text:style-name="T4">۰</text:span><text:span text:style-name="T1">لْبَلَدَ ءَامِناً وَاجْنُبْنِى وَبَنِيَّ أَن نَّعْبُدَ </text:span><text:span text:style-name="T4">۰</text:span><text:span text:style-name="T1">لاَصْنَامَؐ </text:span><text:span text:style-name="T2">(37)</text:span><text:span text:style-name="T1"> رَبِّ إِنَّهُــنَّ أَضْلَلْــنَ كَثِيراً مِّــنَ </text:span><text:span text:style-name="T4">۰</text:span><text:span text:style-name="T1">لنَّاسِ فَمَــن تَبِعَنِى فَإِنَّهُ„ مِنِّى وَمَــنْ عَصۭانِى فَإِنَّــكَ غَفُورٌ رَّحِيمٌؐ </text:span><text:span text:style-name="T2">(38)</text:span><text:span text:style-name="T1"> رَّبَّنَآ إِنِّــيَ أَسْكَنــتُ مِن ذُرّۣيَّتِى بِوَادٖ غَيْرۣ ذى زَرْعٖ عِندَ بَيْتِكَ </text:span><text:span text:style-name="T4">۰</text:span><text:span text:style-name="T1">ڤْمُحَرَّمِؐ رَبَّنَا لِيُقِيمُواْ </text:span><text:span text:style-name="T4">۴</text:span><text:span text:style-name="T1">لصَّلَوٰةَ فَاجْعَلَ اَفْـِٕدَةً مِّــنَ </text:span><text:span text:style-name="T4">۰</text:span><text:span text:style-name="T1">لنَّاسِ تَهْوۣىٓ إِلَيْهِمْ وَارْزُقْهُم مِّــنَ </text:span><text:span text:style-name="T4">۰</text:span><text:span text:style-name="T1">لثَّمَرَ؛تِ لَعَلَّهُمْ يَشْكُرُونَؐ </text:span><text:span text:style-name="T2">(39) </text:span><text:span text:style-name="T1">رَبَّنَآ إِنَّكَ تَعْلَمُ مَا نُخْفِى وَمَا نُعْلِنُؐ وَمَا يَخْفۭــيٰ عَلَــي </text:span><text:span text:style-name="T4">۰</text:span><text:span text:style-name="T1">للَّهِ مِن شَيْءٍ فِى </text:span><text:span text:style-name="T4">۱</text:span><text:span text:style-name="T1">لاَرْضِ وَلاَ فِى </text:span><text:span text:style-name="T4">۱</text:span><text:span text:style-name="T1">لسَّمَآءِؐ </text:span><text:span text:style-name="T2">(40)</text:span><text:span text:style-name="T1"> ® </text:span><text:span text:style-name="T4">۱</text:span><text:span text:style-name="T1">لْحَمْدُ لِلهِ </text:span><text:span text:style-name="T4">۱ﻟ﮲</text:span><text:span text:style-name="T1"> وَهَبَ لِى عَلَــي </text:span><text:span text:style-name="T4">۰</text:span><text:span text:style-name="T1">لْكِبَرۣ إِسْمَـٰعِيلَ وَإِسْحَـٰقَؐ إِنَّ رَبِّى لَسَمِيعُ </text:span><text:span text:style-name="T4">۴</text:span><text:span text:style-name="T1">لدُّعَآءِؐ </text:span><text:span text:style-name="T2">(41)</text:span><text:span text:style-name="T1"> رَبِّ 'جْعَلْنِى مُقِيمَ </text:span><text:span text:style-name="T4">۰</text:span><text:span text:style-name="T1">لصَّلَوٰةِ وَمِن ذُرّۣيَّتِىؐ رَبَّنَا وَتَقَبَّلْ دُعَآءِؐ” </text:span><text:span text:style-name="T2">(42)</text:span><text:span text:style-name="T1"> رَبَّنَا "غْفِرْ لِى وَلِوَ؛لِدَيَّ وَلِلْمُومِنِيــنَ يَـوْمَ يَقُومُ </text:span><text:span text:style-name="T4">۴</text:span><text:span text:style-name="T1">لْحِسَابُؐ </text:span><text:span text:style-name="T2">(43)</text:span><text:span text:style-name="T1"> وَلاَ تَحْسِبَــنَّ </text:span><text:span text:style-name="T4">۰</text:span><text:span text:style-name="T1">للَّهَ غَـٰفِلٗا عَمَّا يَعْمَــلُ </text:span><text:span text:style-name="T4">۴</text:span><text:span text:style-name="T1">لظَّـٰلِمُونَؐ إِنَّمَا يُوَ۬خِّرُهُمْ لِيَوْمٍ تَشْخَصُ فِيهِ </text:span><text:span text:style-name="T4">۱</text:span><text:span text:style-name="T1">لاَبْصَـٰرُ </text:span><text:span text:style-name="T2">(44)</text:span><text:span text:style-name="T1"> مُهْطِعِينَ مُقْنِعِى رُءُوسِهِمْ لاَ يَرْتَدُّ إِلَيْهِمْ طَرْفُهُمْ وَأَفْـِٕدَتُهُمْ هَوَآءٌؐ </text:span><text:span text:style-name="T2">(45)</text:span><text:span text:style-name="T1"> وَأَنذِرۣ </text:span><text:span text:style-name="T4">۱</text:span><text:span text:style-name="T1">لنَّاسسسَ يَوْمَ يَاتِيهِمُ </text:span><text:span text:style-name="T4">۴</text:span><text:span text:style-name="T1">لْعَذَابببُ فَيَقُولُ </text:span><text:span text:style-name="T4">۴</text:span><text:span text:style-name="T1">لذِينَ ظَلَمُواْ رَبَّنَآ أَخِّرْنَآ إِلَــيٰٓ أَجَلٍ قَرۣيــبٍ نُّجِــبْ دَعْوَتَــكَ وَنَتَّبِعِ </text:span><text:span text:style-name="T4">۱</text:span><text:span text:style-name="T1">لرُّسُلَؐ أَوَلَمْ تَكُونُوٓاْ </text:span><text:soft-page-break/><text:span text:style-name="T1">أَقْسَمْتُم مِّــن قَبْلُ مَا لَكُم مِّن زَوَالٍؐ </text:span><text:span text:style-name="T2">(46)</text:span><text:span text:style-name="T1"> وَسَكَنتُمْ فِى مَسَـٰكِـنِ </text:span><text:span text:style-name="T4">۱</text:span><text:span text:style-name="T1">لذِيــنَ ظَلَمُوٓاْ أَنفُسَهُمْ وَتَبَيَّــنَ لَكُمْ كَيْفَ فَعَلْنَا بِهِمْ وَضَرَبْنَا لَكُمُ </text:span><text:span text:style-name="T4">۴</text:span><text:span text:style-name="T1">لاَمْثَالَؐ </text:span><text:span text:style-name="T2">(47)</text:span><text:span text:style-name="T1"> وَقَدْ مَكَرُواْ مَكْرَهُمْؐ وَعِندَ </text:span><text:span text:style-name="T4">۰</text:span><text:span text:style-name="T1">للَّهِ مَكْرُهُمْؐ وَإِن كَانَ مَكْرُهُمْ لِتَزُولَ مِنْهُ </text:span><text:span text:style-name="T4">۴</text:span><text:span text:style-name="T1">لْجِبَالُؐ </text:span><text:span text:style-name="T2">(48)</text:span><text:span text:style-name="T1"> فَلاَ تَحْسِبَــنَّ </text:span><text:span text:style-name="T4">۰</text:span><text:span text:style-name="T1">للَّهَ مُخْلِفَ وَعْدِهِ” رُسُلَهُؐ; إِنننَّ </text:span><text:span text:style-name="T4">۰</text:span><text:span text:style-name="T1">للَّهَ عَزۣيزٌ ذُو èنتِقَامٍؐ </text:span><text:span text:style-name="T2">(49)</text:span><text:span text:style-name="T1"> يَوْمَ تُبَدَّلُ </text:span><text:span text:style-name="T4">۴</text:span><text:span text:style-name="T1">لاَرْضضضُ غَيْرَ </text:span><text:span text:style-name="T4">۰</text:span><text:span text:style-name="T1">لاَرْضِ وَالسَّمَـٰوَ؛تتتُؐ وَبَرَزُواْ لِلهِ </text:span><text:span text:style-name="T4">۱</text:span><text:span text:style-name="T1">لْوَ؛حِدِ </text:span><text:span text:style-name="T4">۱</text:span><text:span text:style-name="T1">لْقَهّۭارۣؐ </text:span><text:span text:style-name="T2">(50)</text:span><text:span text:style-name="T1"> وَتَرَي </text:span><text:span text:style-name="T4">۰</text:span><text:span text:style-name="T1">ڤْمُجْرۣمِينَ يَوْمَئِذٍ مُّقَرَّنِيــنَ فِى </text:span><text:span text:style-name="T4">۱</text:span><text:span text:style-name="T1">لاَصْفَادِ </text:span><text:span text:style-name="T2">(51)</text:span><text:span text:style-name="T1"> سَرَابِيلُهُم مِّن قَطِرَانٍ وَتَغْشۭيٰ وُجُوهَهُمُ </text:span><text:span text:style-name="T4">۴</text:span><text:span text:style-name="T1">لنَّارُ </text:span><text:span text:style-name="T2">(52)</text:span><text:span text:style-name="T1"> ڤِيَجْزۣيَ </text:span><text:span text:style-name="T4">۰</text:span><text:span text:style-name="T1">للَّهُ كُلَّ نَفْــسٍ مَّا كَسَبَــتِؐ اِنننَّ </text:span><text:span text:style-name="T4">۰</text:span><text:span text:style-name="T1">للَّهَ سَرۣيعُ </text:span><text:span text:style-name="T4">۴</text:span><text:span text:style-name="T1">لْحِسَابببِؐ </text:span><text:span text:style-name="T2">(53)</text:span><text:span text:style-name="T1"> هَـٰذَا بَچَغٌ لِّلنَّاسِ وَلِيُنذَرُواْ بِهِ” وَلِيَعْلَمُوٓاْ أَنَّمَا هُوَ إِچَهٌ وَ؛حِدٌ وَلِيَذَّكَّرَ ٱُوْلُواْ </text:span><text:span text:style-name="T4">۴</text:span><text:span text:style-name="T1">لاَلْبَـٰــبِ </text:span><text:span text:style-name="T2">(54)</text:span><text:span text:style-name="T1"> </text:span><text:bookmark-end text:name="__DdeLink__51269_11805295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21:48:09.429632669</meta:creation-date>
    <dc:date>2025-02-27T21:49:36.934563770</dc:date>
    <meta:editing-duration>PT1M30S</meta:editing-duration>
    <meta:editing-cycles>2</meta:editing-cycles>
    <meta:generator>LibreOffice/24.8.2.1$Linux_X86_64 LibreOffice_project/0f794b6e29741098670a3b95d60478a65d05ef13</meta:generator>
    <meta:document-statistic meta:table-count="0" meta:image-count="0" meta:object-count="0" meta:page-count="5" meta:paragraph-count="2" meta:word-count="895" meta:character-count="4999" meta:non-whitespace-character-count="4105"/>
  </office:meta>
</office:document-meta>
</file>